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E50000008E53D3232B.png" manifest:media-type="image/png"/>
  <manifest:file-entry manifest:full-path="Pictures/10000201000000E50000008EA5591AFF.png" manifest:media-type="image/png"/>
  <manifest:file-entry manifest:full-path="Pictures/10000201000000E50000008E3BA70A04.png" manifest:media-type="image/png"/>
  <manifest:file-entry manifest:full-path="Pictures/10000201000000E50000008EA25A3018.png" manifest:media-type="image/png"/>
  <manifest:file-entry manifest:full-path="Pictures/10000201000000E50000008E2AC52A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font-name="Arial" fo:font-weight="bold" style:font-weight-asian="bold" style:font-weight-complex="bold"/>
    </style:style>
    <style:style style:name="T1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19cm" svg:stroke-color="#000000" draw:marker-end="Arrowheads_20_1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marker-end="Arrowheads_20_1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15cm" svg:y="-0.131cm" svg:width="3.29cm" svg:height="2.041cm" draw:z-index="0"><draw:image xlink:href="Pictures/10000201000000E50000008EA5591AFF.png" xlink:type="simple" xlink:show="embed" xlink:actuate="onLoad"/></draw:frame><draw:frame draw:style-name="fr1" draw:name="graphics2" text:anchor-type="paragraph" svg:x="0.15cm" svg:y="3.129cm" svg:width="3.29cm" svg:height="2.041cm" draw:z-index="3"><draw:image xlink:href="Pictures/10000201000000E50000008E2AC52A17.png" xlink:type="simple" xlink:show="embed" xlink:actuate="onLoad"/></draw:frame><draw:frame draw:style-name="fr1" draw:name="graphics3" text:anchor-type="paragraph" svg:x="0.15cm" svg:y="6.47cm" svg:width="3.29cm" svg:height="2.041cm" draw:z-index="4"><draw:image xlink:href="Pictures/10000201000000E50000008E2AC52A17.png" xlink:type="simple" xlink:show="embed" xlink:actuate="onLoad"/></draw:frame><draw:frame draw:style-name="fr1" draw:name="graphics4" text:anchor-type="paragraph" svg:x="4.399cm" svg:y="3.129cm" svg:width="3.29cm" svg:height="2.041cm" draw:z-index="5"><draw:image xlink:href="Pictures/10000201000000E50000008EA25A3018.png" xlink:type="simple" xlink:show="embed" xlink:actuate="onLoad"/></draw:frame><draw:frame draw:style-name="fr1" draw:name="graphics5" text:anchor-type="paragraph" svg:x="4.5cm" svg:y="6.47cm" svg:width="3.29cm" svg:height="2.041cm" draw:z-index="9"><draw:image xlink:href="Pictures/10000201000000E50000008EA25A3018.png" xlink:type="simple" xlink:show="embed" xlink:actuate="onLoad"/></draw:frame><draw:frame draw:style-name="fr1" draw:name="graphics7" text:anchor-type="paragraph" svg:x="9.17cm" svg:y="6.47cm" svg:width="3.29cm" svg:height="2.041cm" draw:z-index="11"><draw:image xlink:href="Pictures/10000201000000E50000008E53D3232B.png" xlink:type="simple" xlink:show="embed" xlink:actuate="onLoad"/></draw:frame><draw:frame draw:style-name="fr1" draw:name="graphics8" text:anchor-type="paragraph" svg:x="13.51cm" svg:y="3.099cm" svg:width="3.29cm" svg:height="2.041cm" draw:z-index="13"><draw:image xlink:href="Pictures/10000201000000E50000008E3BA70A04.png" xlink:type="simple" xlink:show="embed" xlink:actuate="onLoad"/></draw:frame><draw:frame draw:style-name="fr1" draw:name="graphics6" text:anchor-type="paragraph" svg:x="8.961cm" svg:y="3.129cm" svg:width="3.29cm" svg:height="2.041cm" draw:z-index="14"><draw:image xlink:href="Pictures/10000201000000E50000008E53D3232B.png" xlink:type="simple" xlink:show="embed" xlink:actuate="onLoad"/></draw:frame><draw:frame draw:style-name="fr1" draw:name="graphics9" text:anchor-type="paragraph" svg:x="13.78cm" svg:y="6.511cm" svg:width="3.29cm" svg:height="2.041cm" draw:z-index="18"><draw:image xlink:href="Pictures/10000201000000E50000008E3BA70A04.png" xlink:type="simple" xlink:show="embed" xlink:actuate="onLoad"/></draw:frame><draw:line text:anchor-type="paragraph" draw:z-index="1" draw:style-name="gr1" draw:text-style-name="P1" svg:x1="1.589cm" svg:y1="1.693cm" svg:x2="1.589cm" svg:y2="2.977cm"><text:p/></draw:line><draw:line text:anchor-type="paragraph" draw:z-index="2" draw:style-name="gr1" draw:text-style-name="P1" svg:x1="1.642cm" svg:y1="5.173cm" svg:x2="1.642cm" svg:y2="6.457cm"><text:p/></draw:line><draw:path text:anchor-type="paragraph" draw:z-index="6" draw:style-name="gr2" draw:text-style-name="P1" svg:width="2.175cm" svg:height="9.301cm" draw:transform="rotate (-0.340688269989293) translate (4.57899259710253cm 0.138762673760261cm)" svg:viewBox="0 0 2176 9302" svg:d="m440 8526c0 0 682 601 1102 734 2114 672-2880-6846-1184-9042 745-965 1566 1565 1818 1882"><text:p/></draw:path><draw:frame text:anchor-type="paragraph" draw:z-index="7" draw:style-name="gr3" draw:text-style-name="P2" svg:width="2.356cm" svg:height="0.583cm" svg:x="-0.316cm" svg:y="3.134cm"><draw:text-box><text:p text:style-name="P2"><text:span text:style-name="T1">Encrypted</text:span></text:p></draw:text-box></draw:frame><draw:frame text:anchor-type="paragraph" draw:z-index="8" draw:style-name="gr3" draw:text-style-name="P2" svg:width="2.356cm" svg:height="0.583cm" svg:x="3.941cm" svg:y="3.129cm"><draw:text-box><text:p text:style-name="P2"><text:span text:style-name="T1">Encrypted</text:span></text:p></draw:text-box></draw:frame><draw:line text:anchor-type="paragraph" draw:z-index="10" draw:style-name="gr1" draw:text-style-name="P1" svg:x1="5.93cm" svg:y1="5.17cm" svg:x2="5.93cm" svg:y2="6.451cm"><text:p/></draw:line><draw:frame text:anchor-type="paragraph" draw:z-index="15" draw:style-name="gr3" draw:text-style-name="P2" svg:width="2.356cm" svg:height="0.583cm" svg:x="8.521cm" svg:y="3.129cm"><draw:text-box><text:p text:style-name="P2"><text:span text:style-name="T1">Encrypted</text:span></text:p></draw:text-box></draw:frame><draw:line text:anchor-type="paragraph" draw:z-index="12" draw:style-name="gr1" draw:text-style-name="P1" svg:x1="10.509cm" svg:y1="5.17cm" svg:x2="10.509cm" svg:y2="6.451cm"><text:p/></draw:line><draw:frame text:anchor-type="paragraph" draw:z-index="16" draw:style-name="gr3" draw:text-style-name="P2" svg:width="2.356cm" svg:height="0.583cm" svg:x="13.019cm" svg:y="3.129cm"><draw:text-box><text:p text:style-name="P2"><text:span text:style-name="T1">Encrypted</text:span></text:p></draw:text-box></draw:frame><draw:line text:anchor-type="paragraph" draw:z-index="17" draw:style-name="gr1" draw:text-style-name="P1" svg:x1="15cm" svg:y1="5.17cm" svg:x2="15cm" svg:y2="6.451cm"><text:p/></draw:line><draw:path text:anchor-type="paragraph" draw:z-index="19" draw:style-name="gr2" draw:text-style-name="P1" svg:width="2.175cm" svg:height="9.301cm" draw:transform="rotate (-0.340688269989293) translate (8.92345093043587cm 0.138762673760263cm)" svg:viewBox="0 0 2176 9302" svg:d="m440 8526c0 0 682 601 1102 734 2114 672-2880-6846-1184-9042 745-965 1566 1565 1818 1882"><text:p/></draw:path><draw:path text:anchor-type="paragraph" draw:z-index="20" draw:style-name="gr2" draw:text-style-name="P1" svg:width="2.175cm" svg:height="9.301cm" draw:transform="rotate (-0.340688269989293) translate (13.525437041547cm 0.138762673760263cm)" svg:viewBox="0 0 2176 9302" svg:d="m440 8526c0 0 682 601 1102 734 2114 672-2880-6846-1184-9042 745-965 1566 1565 1818 1882"><text:p/></draw:path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andall</meta:initial-creator>
    <meta:creation-date>2013-06-21T15:36:29</meta:creation-date>
    <dc:date>2013-06-21T16:18:40</dc:date>
    <dc:creator>Daniel Randall</dc:creator>
    <meta:editing-duration>PT11M18S</meta:editing-duration>
    <meta:editing-cycles>1</meta:editing-cycles>
    <meta:document-statistic meta:table-count="0" meta:image-count="9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